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7c2d4" officeooo:paragraph-rsid="0017c2d4" style:font-size-asian="17.5pt" style:font-size-complex="20pt"/>
    </style:style>
    <style:style style:name="P2" style:family="paragraph" style:parent-style-name="Standard">
      <style:text-properties fo:font-size="13pt" officeooo:rsid="0017c2d4" officeooo:paragraph-rsid="0017c2d4" style:font-size-asian="11.3500003814697pt" style:font-size-complex="13pt"/>
    </style:style>
    <style:style style:name="P3" style:family="paragraph" style:parent-style-name="Standard">
      <style:text-properties fo:font-size="13pt" officeooo:rsid="0017c2d4" officeooo:paragraph-rsid="0019f7fb" style:font-size-asian="11.3500003814697pt" style:font-size-complex="13pt"/>
    </style:style>
    <style:style style:name="P4" style:family="paragraph" style:parent-style-name="Standard">
      <style:text-properties fo:font-size="13pt" officeooo:rsid="0019f7fb" officeooo:paragraph-rsid="0019f7fb" style:font-size-asian="11.3500003814697pt" style:font-size-complex="13pt"/>
    </style:style>
    <style:style style:name="P5" style:family="paragraph" style:parent-style-name="Standard">
      <style:text-properties fo:font-size="13pt" officeooo:rsid="001b8066" officeooo:paragraph-rsid="001b8066" style:font-size-asian="11.3500003814697pt" style:font-size-complex="13pt"/>
    </style:style>
    <style:style style:name="P6" style:family="paragraph" style:parent-style-name="Standard">
      <style:text-properties fo:font-size="13pt" officeooo:rsid="001be0b3" officeooo:paragraph-rsid="001be0b3" style:font-size-asian="11.3500003814697pt" style:font-size-complex="13pt"/>
    </style:style>
    <style:style style:name="P7" style:family="paragraph" style:parent-style-name="Standard">
      <style:text-properties fo:font-size="13pt" officeooo:rsid="001e315e" officeooo:paragraph-rsid="001e315e" style:font-size-asian="11.3500003814697pt" style:font-size-complex="13pt"/>
    </style:style>
    <style:style style:name="P8" style:family="paragraph" style:parent-style-name="Standard">
      <style:text-properties fo:font-size="13pt" officeooo:rsid="001ea9d9" officeooo:paragraph-rsid="001ea9d9" style:font-size-asian="11.3500003814697pt" style:font-size-complex="13pt"/>
    </style:style>
    <style:style style:name="P9" style:family="paragraph" style:parent-style-name="Standard">
      <style:text-properties fo:font-size="13pt" officeooo:rsid="00205d71" officeooo:paragraph-rsid="00205d71" style:font-size-asian="11.3500003814697pt" style:font-size-complex="13pt"/>
    </style:style>
    <style:style style:name="T1" style:family="text">
      <style:text-properties officeooo:rsid="0019a341"/>
    </style:style>
    <style:style style:name="T2" style:family="text">
      <style:text-properties officeooo:rsid="0019f7fb"/>
    </style:style>
    <style:style style:name="T3" style:family="text">
      <style:text-properties officeooo:rsid="001be0b3"/>
    </style:style>
    <style:style style:name="T4" style:family="text">
      <style:text-properties officeooo:rsid="001c3fb0"/>
    </style:style>
    <style:style style:name="T5" style:family="text">
      <style:text-properties officeooo:rsid="001e315e"/>
    </style:style>
    <style:style style:name="T6" style:family="text">
      <style:text-properties officeooo:rsid="001ea9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averimuistio<text:tab/>21.11.2023</text:p>
      <text:p text:style-name="P1"/>
      <text:p text:style-name="P2">Osallistujat: Sandro Wüthrich, Lotta Hakala, Karoliina Bollström, Dildora Babaerova, Jukka Prami, Timo Kuukka</text:p>
      <text:p text:style-name="P2"/>
      <text:p text:style-name="P4">Puheenjohtaja: Sandro</text:p>
      <text:p text:style-name="P4">Kirjuri: Timo</text:p>
      <text:p text:style-name="P2"/>
      <text:p text:style-name="P2">Aiheet:</text:p>
      <text:p text:style-name="P2"/>
      <text:p text:style-name="P3">- <text:span text:style-name="T1">Priorisoitiin järjestys , mitkä tehdään ensin, jotta saadaan alkuun sovelluksen graafinen kehitys. --- &gt;</text:span></text:p>
      <text:p text:style-name="P3"/>
      <text:p text:style-name="P3"><text:span text:style-name="T1">Etusivu (tämänhetken hinta, tuuli, lämpötila, seuraavan tunnin hinta, emoji?)</text:span></text:p>
      <text:p text:style-name="P3"/>
      <text:p text:style-name="P3"><text:span text:style-name="T1">Tuntihintasivu (seuraavat 12h? Tuntihinnat)</text:span></text:p>
      <text:p text:style-name="P3"/>
      <text:p text:style-name="P4">Ennustesivu (sää, sähköhinta)</text:p>
      <text:p text:style-name="P4"/>
      <text:p text:style-name="P4">Hintahistoriasivu</text:p>
      <text:p text:style-name="P3"/>
      <text:p text:style-name="P3"><text:span text:style-name="T1">Valikko </text:span><text:span text:style-name="T2">(etusivu, tuntihintasivu, historiasivu, ennustesivu, ohjesivu)</text:span></text:p>
      <text:p text:style-name="P3"/>
      <text:p text:style-name="P3"/>
      <text:p text:style-name="P4">Vaihe 2 (kun edelliset ovat valmiita):</text:p>
      <text:p text:style-name="P4"/>
      <text:p text:style-name="P4">- Sisäänkirjautuminen / Tilin luominen.</text:p>
      <text:p text:style-name="P4">- Sovelluksen asetukset (graafinen ilme, fonttikoko, sijainti, tallennuslupa/ tiedonkeruu)</text:p>
      <text:p text:style-name="P4">- Raspberry Pi / Kotiautomaation laitteet – sivu? – liittyy myös asetuksiin.</text:p>
      <text:p text:style-name="P4">- Sähköauton latauspisteet</text:p>
      <text:p text:style-name="P4"/>
      <text:p text:style-name="P4"/>
      <text:p text:style-name="P5">ULKOASUN TYYLI:</text:p>
      <text:p text:style-name="P5"/>
      <text:p text:style-name="P5">- <text:span text:style-name="T3">Valitaan Karoliinan figma-suunnittelun pohja, jota muokataan ominaisuuksien lisäämiseen.</text:span></text:p>
      <text:p text:style-name="P5">- Puhelimen näytölle ei liikaa tavaraa</text:p>
      <text:p text:style-name="P5"/>
      <text:p text:style-name="P5"/>
      <text:p text:style-name="P6"><text:span text:style-name="T4">SOVITUT TYÖT</text:span>:</text:p>
      <text:p text:style-name="P6"/>
      <text:p text:style-name="P6">- Karoliina jatkaa figma-suunnittelussa ja lisää puuttuvat sivut, lisätään variaatioita.</text:p>
      <text:p text:style-name="P6">- <text:span text:style-name="T5">Timo tekee myös figma-suunnittelua. Figma suunnittelut valmiita ma 27.11. klo 12.00 mennessä. Kommentit maanantain aikana github projektiin, minkä kanssa edetään.</text:span></text:p>
      <text:p text:style-name="P6">- <text:span text:style-name="T4">Dildora, </text:span><text:span text:style-name="T5">Lotta </text:span><text:span text:style-name="T6">ja Karoliina</text:span><text:span text:style-name="T4"> tekee </text:span><text:span text:style-name="T6">sivujen koodausta</text:span><text:span text:style-name="T4">.</text:span></text:p>
      <text:p text:style-name="P7">- Sandro <text:span text:style-name="T6">ja Jukka</text:span> katsoo perusrungon kuntoon, varmistaa että koodi on toimivaa tietokannan ja sovelluksen välillä. <text:span text:style-name="T6">Hoitaa myös sääaseman kyselyt.</text:span></text:p>
      <text:p text:style-name="P6"/>
      <text:p text:style-name="P6"><text:soft-page-break/>TAVOITTEET VUODEN LOPPUUN:</text:p>
      <text:p text:style-name="P6">- <text:span text:style-name="T5">Kommentit figma-ulkoasuista ma 27.11. aikana.</text:span></text:p>
      <text:p text:style-name="P6">- Vaihe 1 valmiiksi.</text:p>
      <text:p text:style-name="P6"/>
      <text:p text:style-name="P6">MUUT ASIAT:</text:p>
      <text:p text:style-name="P9">Sovittu, että jatkossa kaikki kehitystyö projektiin main → development → oma branch</text:p>
      <text:p text:style-name="P9">EI MAINIIN!!!!!!!</text:p>
      <text:p text:style-name="P9"/>
      <text:p text:style-name="P8">Seuraava palaveri 5.12. klo 9.00 Paikka neukkari, Raseko Aiheet: tilannekuva, jatkokehitys, seuraavat vaihee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1T09:07:43.740000000</meta:creation-date>
    <dc:date>2023-11-21T10:58:03.057000000</dc:date>
    <meta:editing-duration>PT8M31S</meta:editing-duration>
    <meta:editing-cycles>3</meta:editing-cycles>
    <meta:generator>LibreOffice/7.0.6.2$Windows_X86_64 LibreOffice_project/144abb84a525d8e30c9dbbefa69cbbf2d8d4ae3b</meta:generator>
    <meta:document-statistic meta:table-count="0" meta:image-count="0" meta:object-count="0" meta:page-count="2" meta:paragraph-count="31" meta:word-count="211" meta:character-count="1708" meta:non-whitespace-character-count="1526"/>
  </office:meta>
</office:document-meta>
</file>